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paragraph-properties fo:text-align="center" style:justify-single-word="false"/>
      <style:text-properties style:font-name="Times New Roman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Times New Roman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fo:font-weight="normal" style:font-weight-asian="normal" style:font-weight-complex="normal"/>
    </style:style>
    <style:style style:name="T3" style:family="text">
      <style:text-properties style:font-name-asian="Times New Roman2" style:font-name-complex="Times New Roman2"/>
    </style:style>
    <style:style style:name="T4" style:family="text">
      <style:text-properties fo:font-weight="bold" style:font-name-asian="Times New Roman2" style:font-weight-asian="bold" style:font-name-complex="Times New Roman2" style:font-weight-complex="bold"/>
    </style:style>
    <style:style style:name="T5" style:family="text">
      <style:text-properties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10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79cm" svg:height="0.93cm" draw:z-index="0"><draw:image xlink:href="../../odt/images/3005.png" xlink:type="simple" xlink:show="embed" xlink:actuate="onLoad"/></draw:frame></text:p>
          </table:table-cell>
          <table:table-cell table:style-name="Table1.B1" office:value-type="string">
            <text:h text:style-name="P8" text:outline-level="1">Деление скаляра на вектор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4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1.91cm" svg:height="1.461cm" draw:z-index="0"><draw:image xlink:href="../../odt/images/3005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3">Блок </text:span><text:span text:style-name="T5">реализует деление первой </text:span><text:span text:style-name="T12">скалярной</text:span><text:span text:style-name="T5"> входной величины на каждый из элементов второго входного </text:span><text:span text:style-name="T12">векторного</text:span><text:span text:style-name="T5"> сигнала</text:span><text:span text:style-name="T6">:</text:span></text:p>
            <text:p text:style-name="P3"><text:span text:style-name="T5"><draw:frame draw:style-name="fr3" draw:name="Объект5" text:anchor-type="as-char" svg:width="4.821cm" svg:height="1.31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,</text:span></text:p>
            <text:p text:style-name="P2"><text:span text:style-name="T5">где</text:span><text:span text:style-name="T8"><draw:frame draw:style-name="fr3" draw:name="Объект2" text:anchor-type="as-char" svg:width="1.201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8">– сигнал на первом входе, скаляр;</text:span><text:span text:style-name="T8"><draw:frame draw:style-name="fr3" draw:name="Объект1" text:anchor-type="as-char" svg:width="1.408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8">– </text:span><text:span text:style-name="T6">i-</text:span><text:span text:style-name="T8">ый элемент входного </text:span><text:span text:style-name="T10">векторного</text:span><text:span text:style-name="T8"> сигнала на втором входе</text:span><text:span text:style-name="T8"><draw:frame draw:style-name="fr3" draw:name="Объект7" text:anchor-type="as-char" svg:width="1.214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">;</text:span><text:span text:style-name="T8"><draw:frame draw:style-name="fr3" draw:name="Объект4" text:anchor-type="as-char" svg:width="1.182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8">– элемент выходного векторного сигнала</text:span><text:span text:style-name="T8"><draw:frame draw:style-name="fr3" draw:name="Объект6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8">,</text:span><text:span text:style-name="T8"><draw:frame draw:style-name="fr3" draw:name="Объект8" text:anchor-type="as-char" svg:width="0.469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– </text:span><text:span text:style-name="T8">размерность второго входного сигнала и выходного сигнала блока.</text:span></text:p>
            <text:p text:style-name="P2"><text:span text:style-name="T4">Обязательное</text:span><text:span text:style-name="T5"> условие: </text:span><text:span text:style-name="T5"><draw:frame draw:style-name="fr3" draw:name="Объект3" text:anchor-type="as-char" svg:width="2.064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.</text:span></text:p>
            <text:p text:style-name="P2">Размерность выхода равна размерности первого входа.</text:p>
            <text:p text:style-name="P2"><text:span text:style-name="T9">Свойства</text:span>:</text:p>
            <text:p text:style-name="P2">Для работы блока параметры задавать не требуется.</text:p>
            <text:p text:style-name="P5"><text:span text:style-name="T1">Примечания</text:span><text:span text:style-name="T2">:</text:span></text:p>
            <text:list xml:id="list3967330662562640328" text:style-name="L1">
              <text:list-item>
                <text:p text:style-name="P9"><text:span text:style-name="T7">Размерность выходного сигнала равна размерности второго входного сигнала. Если второй входной сигнал – </text:span><text:span text:style-name="T11">скалярный</text:span><text:span text:style-name="T7">, то блок реализует деление первого входного сигнала на второй входной сигнал, в этом случае выход – </text:span><text:span text:style-name="T11">скалярная</text:span><text:span text:style-name="T7"> величина.</text:span></text:p>
              </text:list-item>
              <text:list-item>
                <text:p text:style-name="P10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еление скаляра на вектор</dc:title>
    <dc:date>2012-03-30T21:12:08.49</dc:date>
    <meta:generator>OpenOffice_Beta/4.1.0$Win32 OpenOffice.org_project/410m14$Build-9760</meta:generator>
    <meta:editing-duration>PT2H15M23S</meta:editing-duration>
    <meta:editing-cycles>49</meta:editing-cycles>
    <meta:document-statistic meta:table-count="1" meta:image-count="2" meta:object-count="8" meta:page-count="1" meta:paragraph-count="16" meta:word-count="127" meta:character-count="857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row>
            <msub>
              <mi>u</mi>
              <mrow>
                <mn>1</mn>
              </mrow>
            </msub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row>
                <mn>2,</mn>
                <mi>i</mi>
              </mrow>
            </msub>
            <mrow>
              <mo stretchy="false">(</mo>
              <mrow>
                <mi>t</mi>
              </mrow>
              <mo stretchy="false">)</mo>
            </mrow>
          </mrow>
        </mfrac>
      </mrow>
      <mi>,</mi>
      <mi/>
      <mrow>
        <mi>i</mi>
        <mo stretchy="false">=</mo>
        <mn>1...n</mn>
      </mrow>
    </mrow>
    <annotation encoding="StarMath 5.0">y_i(t) = {u_{1}(t)} over {u_{2,i}(t)} , ~ i=1...n</annotation>
  </semantics>
</math>
</file>

<file path=Object 2/content.xml><?xml version="1.0" encoding="utf-8"?>
<math xmlns="http://www.w3.org/1998/Math/MathML">
  <semantics>
    <mrow>
      <msub>
        <mi>u</mi>
        <mrow>
          <mn>1</mn>
        </mrow>
      </msub>
      <mrow>
        <mo stretchy="false">(</mo>
        <mrow>
          <mi>t</mi>
        </mrow>
        <mo stretchy="false">)</mo>
      </mrow>
    </mrow>
    <annotation encoding="StarMath 5.0">u_{1}(t)</annotation>
  </semantics>
</math>
</file>

<file path=Object 3/content.xml><?xml version="1.0" encoding="utf-8"?>
<math xmlns="http://www.w3.org/1998/Math/MathML">
  <semantics>
    <mrow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2,i}(t)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6/content.xml><?xml version="1.0" encoding="utf-8"?>
<math xmlns="http://www.w3.org/1998/Math/MathML">
  <semantics>
    <mrow>
      <msub>
        <mi>u</mi>
        <mrow>
          <mn>2,</mn>
          <mi>i</mi>
        </mrow>
      </msub>
      <mrow>
        <mrow>
          <mo stretchy="false">(</mo>
          <mrow>
            <mi>t</mi>
          </mrow>
          <mo stretchy="false">)</mo>
        </mrow>
        <mo stretchy="false">≠</mo>
        <mn>0</mn>
      </mrow>
    </mrow>
    <annotation encoding="StarMath 5.0">u_{2,i}(t) &lt;&gt; 0</annotation>
  </semantics>
</math>
</file>

<file path=Object 7/content.xml><?xml version="1.0" encoding="utf-8"?>
<math xmlns="http://www.w3.org/1998/Math/MathML">
  <semantics>
    <mrow>
      <mover accent="true">
        <msub>
          <mrow>
            <mi>u</mi>
          </mrow>
          <mn>2</mn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2(t)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